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merica Party – Strategic Analysis (July 2025)</text:h>
      <text:h text:style-name="Heading_20_2" text:outline-level="2">1. Introduction</text:h>
      <text:p text:style-name="Standard">Elon Musk announced the creation of a new political entity July 5<text:span text:style-name="T1">th</text:span>, 2025—the 'America Party'—declaring its mission to end corruption and waste in U.S. governance. While some interpret this as a bold centrist realignment, evidence suggests a more self-serving motivation. This report analyzes the credibility, strategy, and likely impact of Musk’s proposed political movement.</text:p>
      <text:h text:style-name="Heading_20_2" text:outline-level="2">2. Musk's Announcement</text:h>
      <text:p text:style-name="Standard">On July 4, 2025, Musk posted a poll on X (formerly Twitter) asking users if he should create a new political party. Over two-thirds of respondents said yes. Dissatisfaction with the current Parties, Democrat and Republican, has rarely been higher (needs citation?). The next day, he declared the America Party formed, claiming, 'We live in a one-party system, not a democracy.' Musk framed his effort as a rebellion against bipartisan spending bills, including a recent $4 trillion Big Beautiful Bill, passed by strong-arming Congress to over-ride unanimous Democrat condemnation. </text:p>
      <text:h text:style-name="Heading_20_2" text:outline-level="2">3. Who Would Actually Join?</text:h>
      <text:p text:style-name="Standard">Despite Musk’s branding of the party as an anti-establishment force, polling data reveals: - 73% favorability among Republicans - 12% favorability among Democrats. This could be enough for him to eventually displace the Republican Party, and perhaps even the Democrat Party as well, even though his ideological and financial history points clearly to a right-leaning base. For example, he spent between $250 million and $350 million backing Republican candidates, he personally attended platforming of right-wing figures, and he promoted Trump-era policies. Thus, a Musk “owned” America Party is currently positioned to appeal to: libertarians, tech-aligned conservatives, and anti-woke moderates—not a true cross-partisan center.</text:p>
      <text:h text:style-name="Heading_20_2" text:outline-level="2">4. Musk’s Political Flip-Flops: A Timeline</text:h>
      <text:p text:style-name="Standard">A pattern of grandiose promises and political inconsistency casts doubt on Musk’s credibility as a reformer.</text:p>
      <text:h text:style-name="Heading_20_2" text:outline-level="2">5. Regulatory Retaliation</text:h>
      <text:p text:style-name="Standard">Musk has used his political access to target regulatory bodies overseeing his companies: - EPA – Targeted after environmental violations - NLRB – Criticized after union-busting complaints - CFPB – Opposed despite its role in protecting consumers - USAID – Attacked while investigating misuse of aid funds</text:p>
      <text:p text:style-name="Standard">Musk’s pattern is not one of waste reduction, but regulatory suppression—protecting his empire at democracy’s expense.</text:p>
      <text:h text:style-name="Heading_20_2" text:outline-level="2">6. Trump vs. Musk: The Fracture Grows</text:h>
      <text:p text:style-name="Standard">Donald Trump has responded to Musk’s political moves with increasing hostility: 'Elon may get more subsidy than any other human being in history… without subsidies, Elon would have to close up shop and head back to South Africa.' —Trump, July 2025</text:p>
      <text:p text:style-name="Standard">This marks a rare intra-billionaire fracture within the GOP-aligned ecosystem.</text:p>
      <text:h text:style-name="Heading_20_2" text:outline-level="2"><text:soft-page-break/>7. Strategic Impact: Who Gets Hurt?</text:h>
      <text:p text:style-name="Standard">Even Musk’s own AI tool, Grok, admitted: 'Forming the America Party would likely elect more Democrats by splitting the Republican vote.'</text:p>
      <text:p text:style-name="Standard">This echoes historical third-party effects.</text:p>
      <text:h text:style-name="Heading_20_2" text:outline-level="2">8. The Allure of a New Party</text:h>
      <text:p text:style-name="Standard">Democrats, progressives, and moderates must resist the temptation to splinter. If progressives splinter, it risks empowering the very forces they oppose. Unity isn’t perfection—it’s strategy.</text:p>
      <text:p text:style-name="Standard">As Brian Tyler Cohen warned: 'Elon is not a centrist. He is a far-right technocrat whose sole goal in life is to make himself richer.'</text:p>
      <text:h text:style-name="Heading_20_2" text:outline-level="2">9. A Note to Democrats: Don’t Get Distracted</text:h>
      <text:p text:style-name="Standard">If Republicans fracture, stay unified: - Vote as a bloc - Pass lasting policy reforms (climate, healthcare, labor) - Focus on turnout and local races</text:p>
      <text:p text:style-name="Standard">Reject purity tests. Demand better from within—but do not abandon the only path to power.</text:p>
      <text:h text:style-name="Heading_20_2" text:outline-level="2">10. What a Real Centrist Party Might Look Like</text:h>
      <text:p text:style-name="Standard">If the America Party truly aimed to unite Americans, it would focus on: - Electoral reform - Digital rights - Environmental transition - Antitrust enforcement Not subsidized space races, media chaos, or personality cults.</text:p>
      <text:h text:style-name="Heading_20_2" text:outline-level="2">11. Conclusion</text:h>
      <text:p text:style-name="Standard">Musk’s America Party is less a democratic breakthrough and more a manifestation of billionaire political theater. While it could fragment Republican votes in the short term, it remains a threat to democratic norms, regulatory accountability, and electoral stability in the long term.</text:p>
      <text:p text:style-name="Standard">The path forward for pro-democracy forces is clear: Do not confuse charisma for competence, nor disruption for reform. Watch Musk—but organize around principle.</text:p>
      <text:h text:style-name="Heading_20_2" text:outline-level="2">Appendix: Musk vs. Trump Timeline (2016–2025)</text:h>
      <text:p text:style-name="Standard">- 2016: Musk praises Trump tax policies - 2020: Musk leaves presidential advisory councils - 2022: Musk says he won’t back Trump again - 2023: Endorses DeSantis, then retracts - 2025: Declares independence, launches new party - 2025: Trump retaliates publicly, attacks subsidies - 2025: GOP vote erosion reported in swing districts post-laun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2$Build-9813</meta:generator>
    <meta:document-statistic meta:table-count="0" meta:image-count="0" meta:object-count="0" meta:page-count="2" meta:paragraph-count="31" meta:word-count="715" meta:character-count="4717"/>
    <dc:date>2025-07-06T10:17:43.62</dc:date>
    <dc:creator>Rick Ballard</dc:creator>
  </office:meta>
</office:document-meta>
</file>